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392d" officeooo:paragraph-rsid="000d585c"/>
    </style:style>
    <style:style style:name="P2" style:family="paragraph" style:parent-style-name="Standard">
      <style:text-properties officeooo:rsid="0009392d" officeooo:paragraph-rsid="0011d61a"/>
    </style:style>
    <style:style style:name="P3" style:family="paragraph" style:parent-style-name="Standard" style:list-style-name="L2">
      <style:text-properties officeooo:rsid="000d585c" officeooo:paragraph-rsid="000d585c"/>
    </style:style>
    <style:style style:name="P4" style:family="paragraph" style:parent-style-name="Standard">
      <style:text-properties officeooo:rsid="000d585c" officeooo:paragraph-rsid="000d585c"/>
    </style:style>
    <style:style style:name="P5" style:family="paragraph" style:parent-style-name="Standard">
      <style:text-properties officeooo:rsid="000d585c" officeooo:paragraph-rsid="0011d61a"/>
    </style:style>
    <style:style style:name="P6" style:family="paragraph" style:parent-style-name="Standard">
      <style:text-properties officeooo:rsid="000dbd7c" officeooo:paragraph-rsid="000dbd7c"/>
    </style:style>
    <style:style style:name="P7" style:family="paragraph" style:parent-style-name="Standard" style:list-style-name="L2">
      <style:text-properties officeooo:rsid="000dbd7c" officeooo:paragraph-rsid="000dbd7c"/>
    </style:style>
    <style:style style:name="P8" style:family="paragraph" style:parent-style-name="Standard" style:list-style-name="L2">
      <style:text-properties officeooo:rsid="000dbd7c" officeooo:paragraph-rsid="000e208e"/>
    </style:style>
    <style:style style:name="P9" style:family="paragraph" style:parent-style-name="Standard" style:list-style-name="L2">
      <style:text-properties officeooo:rsid="000dbd7c" officeooo:paragraph-rsid="0017c8aa"/>
    </style:style>
    <style:style style:name="P10" style:family="paragraph" style:parent-style-name="Standard">
      <style:text-properties officeooo:rsid="000dbd7c" officeooo:paragraph-rsid="000e208e"/>
    </style:style>
    <style:style style:name="P11" style:family="paragraph" style:parent-style-name="Standard">
      <style:text-properties officeooo:rsid="000dbd7c" officeooo:paragraph-rsid="0011d61a"/>
    </style:style>
    <style:style style:name="P12" style:family="paragraph" style:parent-style-name="Standard" style:list-style-name="L2">
      <style:text-properties officeooo:rsid="000e208e" officeooo:paragraph-rsid="000e208e"/>
    </style:style>
    <style:style style:name="P13" style:family="paragraph" style:parent-style-name="Standard">
      <style:text-properties officeooo:rsid="000e208e" officeooo:paragraph-rsid="000e208e"/>
    </style:style>
    <style:style style:name="P14" style:family="paragraph" style:parent-style-name="Standard">
      <style:text-properties officeooo:paragraph-rsid="000e208e"/>
    </style:style>
    <style:style style:name="P15" style:family="paragraph" style:parent-style-name="Standard">
      <style:text-properties officeooo:paragraph-rsid="000f1542"/>
    </style:style>
    <style:style style:name="P16" style:family="paragraph" style:parent-style-name="Standard">
      <style:text-properties officeooo:paragraph-rsid="0010b485"/>
    </style:style>
    <style:style style:name="P17" style:family="paragraph" style:parent-style-name="Standard">
      <style:text-properties officeooo:rsid="0010b485" officeooo:paragraph-rsid="0010b485"/>
    </style:style>
    <style:style style:name="P18" style:family="paragraph" style:parent-style-name="Standard" style:list-style-name="L2">
      <style:text-properties officeooo:rsid="0011d61a" officeooo:paragraph-rsid="0011d61a"/>
    </style:style>
    <style:style style:name="P19" style:family="paragraph" style:parent-style-name="Standard" style:list-style-name="L2">
      <style:text-properties officeooo:rsid="0011d61a" officeooo:paragraph-rsid="00133b9f"/>
    </style:style>
    <style:style style:name="P20" style:family="paragraph" style:parent-style-name="Standard">
      <style:text-properties officeooo:rsid="0011d61a" officeooo:paragraph-rsid="0011d61a"/>
    </style:style>
    <style:style style:name="P21" style:family="paragraph" style:parent-style-name="Standard">
      <style:text-properties officeooo:rsid="00133b9f" officeooo:paragraph-rsid="00133b9f"/>
    </style:style>
    <style:style style:name="P22" style:family="paragraph" style:parent-style-name="Standard" style:list-style-name="L2">
      <style:text-properties officeooo:rsid="00153327" officeooo:paragraph-rsid="00153327"/>
    </style:style>
    <style:style style:name="P23" style:family="paragraph" style:parent-style-name="Standard">
      <style:text-properties officeooo:rsid="00153327" officeooo:paragraph-rsid="00153327"/>
    </style:style>
    <style:style style:name="P24" style:family="paragraph" style:parent-style-name="Standard">
      <style:text-properties officeooo:rsid="0015c93e" officeooo:paragraph-rsid="0015c93e"/>
    </style:style>
    <style:style style:name="P25" style:family="paragraph" style:parent-style-name="Standard" style:list-style-name="L2">
      <style:text-properties officeooo:rsid="00176030" officeooo:paragraph-rsid="00176030"/>
    </style:style>
    <style:style style:name="P26" style:family="paragraph" style:parent-style-name="Standard" style:list-style-name="L2">
      <style:text-properties officeooo:rsid="0017ab33" officeooo:paragraph-rsid="0017ab33"/>
    </style:style>
    <style:style style:name="P27" style:family="paragraph" style:parent-style-name="Standard" style:list-style-name="L2">
      <style:text-properties officeooo:rsid="0017c8aa" officeooo:paragraph-rsid="0017c8aa"/>
    </style:style>
    <style:style style:name="P28" style:family="paragraph" style:parent-style-name="Standard" style:list-style-name="L2">
      <style:text-properties officeooo:rsid="001a9acf" officeooo:paragraph-rsid="001a9acf"/>
    </style:style>
    <style:style style:name="P29" style:family="paragraph" style:parent-style-name="Standard" style:list-style-name="L2">
      <style:text-properties officeooo:rsid="001baf51" officeooo:paragraph-rsid="001baf51"/>
    </style:style>
    <style:style style:name="P30" style:family="paragraph" style:parent-style-name="Standard" style:list-style-name="L2">
      <style:text-properties officeooo:rsid="001d1a07" officeooo:paragraph-rsid="001d1a07"/>
    </style:style>
    <style:style style:name="P31" style:family="paragraph" style:parent-style-name="Standard" style:list-style-name="L2">
      <style:text-properties officeooo:rsid="001e11cf" officeooo:paragraph-rsid="001e11cf"/>
    </style:style>
    <style:style style:name="P32" style:family="paragraph" style:parent-style-name="Standard">
      <style:text-properties officeooo:rsid="001e83b3" officeooo:paragraph-rsid="001e83b3"/>
    </style:style>
    <style:style style:name="T1" style:family="text">
      <style:text-properties fo:font-variant="normal" fo:text-transform="none" style:font-name="Inter" fo:font-size="10.5pt" fo:letter-spacing="normal" fo:font-style="normal" fo:font-weight="bold" officeooo:rsid="000d585c" loext:padding="0cm" loext:border="none"/>
    </style:style>
    <style:style style:name="T2" style:family="text">
      <style:text-properties officeooo:rsid="000e208e"/>
    </style:style>
    <style:style style:name="T3" style:family="text">
      <style:text-properties officeooo:rsid="0011d61a"/>
    </style:style>
    <style:style style:name="T4" style:family="text">
      <style:text-properties officeooo:rsid="00133b9f"/>
    </style:style>
    <style:style style:name="T5" style:family="text">
      <style:text-properties officeooo:rsid="00153327"/>
    </style:style>
    <style:style style:name="T6" style:family="text">
      <style:text-properties officeooo:rsid="0015c93e"/>
    </style:style>
    <style:style style:name="T7" style:family="text">
      <style:text-properties officeooo:rsid="001668a3"/>
    </style:style>
    <style:style style:name="T8" style:family="text">
      <style:text-properties officeooo:rsid="00176030"/>
    </style:style>
    <style:style style:name="T9" style:family="text">
      <style:text-properties officeooo:rsid="0017ab33"/>
    </style:style>
    <style:style style:name="T10" style:family="text">
      <style:text-properties officeooo:rsid="0017c8aa"/>
    </style:style>
    <style:style style:name="T11" style:family="text">
      <style:text-properties officeooo:rsid="00195d7c"/>
    </style:style>
    <style:style style:name="T12" style:family="text">
      <style:text-properties officeooo:rsid="001a9acf"/>
    </style:style>
    <style:style style:name="T13" style:family="text">
      <style:text-properties officeooo:rsid="001d1a07"/>
    </style:style>
    <style:style style:name="T14" style:family="text">
      <style:text-properties officeooo:rsid="001e11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Ahoy there! There is logic to be explained and people to be thanked! Are you ready for a write up of one of the best performing agents?</text:span></text:p>
      <text:p text:style-name="P14"/>
      <text:p text:style-name="P16"><text:span text:style-name="T2">I am nothing but grateful for the Halite experience. The fellow participants have been incredible. Code sharing of the likes of Yegor @yegorbiryukov (</text:span><text:a xlink:type="simple" xlink:href="https://www.kaggle.com/yegorbiryukov/halite-swarm-intelligence" text:style-name="Internet_20_link" text:visited-style-name="Visited_20_Internet_20_Link"><text:span text:style-name="T2">https://www.kaggle.com/yegorbiryukov/halite-swarm-intelligence</text:span></text:a><text:span text:style-name="T2">) and Dan @solverworld (</text:span><text:a xlink:type="simple" xlink:href="https://www.kaggle.com/solverworld/optimus-mine-agent" text:style-name="Internet_20_link" text:visited-style-name="Visited_20_Internet_20_Link"><text:span text:style-name="T2">https://www.kaggle.com/solverworld/optimus-mine-agent</text:span></text:a><text:span text:style-name="T2">) made it easy to make local progress and all forum interactions were highly constructive. I am humbled by the expert level knowledge sharing of Kha Vo @khahuras and his team in this must read thread (</text:span><text:a xlink:type="simple" xlink:href="https://www.kaggle.com/c/halite/discussion/183312" text:style-name="Internet_20_link" text:visited-style-name="Visited_20_Internet_20_Link"><text:span text:style-name="T2">https://www.kaggle.com/c/halite/discussion/183312</text:span></text:a><text:span text:style-name="T2">). My approach is largely inspired by other excellent agents like convexOptimization, mzotkiew @doktorkidler and Fei Wang @flynnfei. Hopefully we will learn the details of the other top competitors in the coming weeks.</text:span></text:p>
      <text:p text:style-name="P16"><text:span text:style-name="T2"><text:line-break/>What to say about the Kaggle team working on making this all possible? I find it hard to come up with words to show my appreciation. The team has been very responsive and has addressed any collective or personal issues that arised extremely quickly. There have now been two successful simulation competitions and I hope there will be many more to come. If the support is half as good as it has been in this one, we will be happy participants!</text:span></text:p>
      <text:p text:style-name="P16"/>
      <text:p text:style-name="P32">Thank you Two Sigma for coming up with the Halite concept and bringing it to Kaggle.</text:p>
      <text:p text:style-name="P15"/>
      <text:p text:style-name="P17">Many of you have already declared me as the winner, but I am by no means certain of that. Team “convexOptimization” is still highly competitive. Team “Uninstall LoL” has also made a massive leap with their final couple of submissions and are on par or better in match ups with my best agents. Team “Raine Force” <text:span text:style-name="T8">mostly</text:span> beats my best agents with its highly aggressive base conversion logic <text:span text:style-name="T6">(I am probably not aggressive enough in attacking nearby opponent bases)</text:span> so I am <text:span text:style-name="T3">eager to find out where we will stand in 6 days.</text:span></text:p>
      <text:p text:style-name="P15"/>
      <text:p text:style-name="P15"><text:span text:style-name="T3">This post explains my journey and touches on some of the low and high level components of my approach. Eventually, the entire repo will be shared on Github, but for now I am happy to release the code for one of the star agents.</text:span></text:p>
      <text:p text:style-name="P4"/>
      <text:p text:style-name="P2"><text:span text:style-name="Strong_20_Emphasis"><text:span text:style-name="T1">My journey</text:span></text:span></text:p>
      <text:p text:style-name="P2"><text:span text:style-name="T3">Broadly speaking, there were three iterations in my approach:</text:span></text:p>
      <text:list xml:id="list2947995690" text:style-name="L2">
        <text:list-item>
          <text:list>
            <text:list-item>
              <text:p text:style-name="P18">Deep RL</text:p>
            </text:list-item>
            <text:list-item>
              <text:p text:style-name="P19">Scores – actions agent</text:p>
            </text:list-item>
            <text:list-item>
              <text:p text:style-name="P18">Scores – plan – actions agent</text:p>
            </text:list-item>
          </text:list>
        </text:list-item>
      </text:list>
      <text:p text:style-name="P20"/>
      <text:p text:style-name="P20">During my time at DeepMind, I witnessed the power of Deep RL on strategy games, with AlphaStar <text:s/>(<text:a xlink:type="simple" xlink:href="https://deepmind.com/blog/article/alphastar-mastering-real-time-strategy-game-starcraft-ii" text:style-name="Internet_20_link" text:visited-style-name="Visited_20_Internet_20_Link">https://deepmind.com/blog/article/alphastar-mastering-real-time-strategy-game-starcraft-ii</text:a>) as the most famous example. Therefore, I was convinced it was the way to go to solve Halite! <text:span text:style-name="T4">After all, Deep RL had briefly taken me to the first spot in the ConnectX competition (</text:span><text:a xlink:type="simple" xlink:href="https://www.kaggle.com/c/connectx/discussion/129145" text:style-name="Internet_20_link" text:visited-style-name="Visited_20_Internet_20_Link"><text:span text:style-name="T4">https://www.kaggle.com/c/connectx/discussion/129145</text:span></text:a><text:span text:style-name="T4">). </text:span>However, after spending a month trying to get the ships to do anything else than <text:span text:style-name="T4">standing still, I decided to move on with pain in my heart. It turns out that the credit assignment part is very hard to get right with an arbitrary number of units (ships/bases). I also realized that cooperation between agents and specialization would be key, so I decided not to adopt a framework that assigns credit independently to each unit.</text:span></text:p>
      <text:p text:style-name="P20"/>
      <text:p text:style-name="P21">The next thing I tried was an agent that computed a score for each ship for each of the 6 possible actions (Convert + 5 move actions) and then used some greedy conflict avoiding planner to translate the agent preferences to a combined . This worked [surprisingly well](<text:a xlink:type="simple" xlink:href="https://www.kaggle.com/c/halite/discussion/144929" text:style-name="Internet_20_link" text:visited-style-name="Visited_20_Internet_20_Link">https://www.kaggle.com/c/halite/discussion/144929</text:a>).</text:p>
      <text:p text:style-name="P21"/>
      <text:p text:style-name="P21"><text:soft-page-break/><text:span text:style-name="T5">The</text:span> natural follow up iteration was to compute preference scores for <text:span text:style-name="T5">long term plans of each ship, rather than scores for low level actions. Since this iteration, I compute a score for each ship for the desirability of:</text:span></text:p>
      <text:p text:style-name="P5"/>
      <text:list xml:id="list54621351082104" text:continue-numbering="true" text:style-name="L2">
        <text:list-item>
          <text:p text:style-name="P22">Collecting halite</text:p>
        </text:list-item>
        <text:list-item>
          <text:p text:style-name="P22">Returning halite</text:p>
        </text:list-item>
        <text:list-item>
          <text:p text:style-name="P22">Establishing a base</text:p>
        </text:list-item>
        <text:list-item>
          <text:p text:style-name="P22">Attacking an opponent base</text:p>
        </text:list-item>
      </text:list>
      <text:p text:style-name="P23"/>
      <text:p text:style-name="P23">These scores are computed for all 21*21 squares and are masked whenever the action is not applicable (for example attacking an opponent base where there is none).</text:p>
      <text:p text:style-name="P23"/>
      <text:p text:style-name="P23">A second logic component then tries to translate the ship scores to a ship plan: a plan where each ship is assigned a task. For example: attack opponent base at (5, 15) or collect halite at (3, 9). In the ship planning it is key to avoid conflicts and give preference to ships that are of higher priority. <text:span text:style-name="T10">At this stage I make sure that ships are coordinated in their base return. Specifically, I disallow more than one returning ship to a base at (r, c) for each distance d.</text:span></text:p>
      <text:p text:style-name="P23"/>
      <text:p text:style-name="P23">The final component then translates the plan to low level actions. At this stage there can still be conflicts or two options to navigate to a target square, <text:span text:style-name="T10">during which I have additional logic that factors in preference scores</text:span>.</text:p>
      <text:p text:style-name="P5"/>
      <text:p text:style-name="P24">I stuck with this approach since it is very general and allows for smart overrides at all parts of the pipeline. Initially, I mostly focused on a smart conflict resolution in the ship planning (component 2) and translation of a ship plan to ship actions (component 3). This allowed me to then iterate rapidly on a strategic level by modifying the ship scores (component 1).</text:p>
      <text:p text:style-name="P5"/>
      <text:p text:style-name="P11">I<text:span text:style-name="T3">n what follows, I</text:span> will <text:span text:style-name="T3">mostly focus </text:span>on <text:span text:style-name="T2">the ideas that have not been shared before.</text:span></text:p>
      <text:p text:style-name="P4"/>
      <text:p text:style-name="P1"><text:span text:style-name="Strong_20_Emphasis"><text:span text:style-name="T1">High level strategy</text:span></text:span></text:p>
      <text:p text:style-name="P24">I have several specialized logic components that override the above mentioned ships scores. <text:span text:style-name="T9">Many of these are inspired by other top agents. </text:span>Let me briefly discuss the most relevant ones:</text:p>
      <text:list xml:id="list54621733024291" text:continue-numbering="true" text:style-name="L2">
        <text:list-item>
          <text:p text:style-name="P7">Camping strategy</text:p>
          <text:p text:style-name="P25">In this component, I assign zero halite ships to harrass oponent bases. Target opponents are selected using optimism under the face of uncertainty: negative differences in score (the opponent is winning) are perceived as half as important as positive differences in score (I am winning). The number of opponent bases and recent opponent deposited squares are also used to determine which base to harrass.<text:line-break/>The camping strategy can be summarized as follows: first move close to the base without taking any risks. Observe if the opponent aggressively attacks me. If they don’t either camp out at an edge or right next to a base. Otherwise, keep circling around the base until assigned to another mission.<text:line-break/>Sadly, this didn’t work all too well against top agents since the obvious best strategy is to punish campers.</text:p>
          <text:p text:style-name="P7"/>
        </text:list-item>
        <text:list-item>
          <text:p text:style-name="P7">Base construction</text:p>
          <text:p text:style-name="P25">Basically, I try to mimic Fei Wang’s <text:span text:style-name="T9">triangle </text:span>strategy without protecting the mined halite until the end game. For every 9 ships, I want 1 additional base. When my bases get destroyed, I lower the target number by 0.5. That way, bases don’t get immediately reconstructed at locations that are likely prone to future base attacks.</text:p>
          <text:p text:style-name="P7"/>
        </text:list-item>
        <text:list-item>
          <text:p text:style-name="P7"><text:soft-page-break/>Base defense<text:line-break/><text:span text:style-name="T8">This is very tricky to get right. Basically, a base can not be defended if an opponent is eager enough to take you down (and has more ships). Even when they don’t have more ships, one should not protect their bases at any cost. Therefore, I think the chihuahua approach is close to optimal: pretend to be brave and protective but fold over once attacked. I do beef up the base defence after the first destruction and beef it up further beyond that but make sure to mostly focus on mining.</text:span></text:p>
          <text:p text:style-name="P28">A powerful base attack is not destroying it, but circling around it to make it impossible for friendly ships to return to it. In this case, I will still pretend to defend it, but will ignore it in all ship return logic. A base is ignored when the base congestion counter is above some threshold. A base becomes uncongested after the opponent decides to do something else. I increase the base congestion counter as the difference between the number of nearby zero halite opponents and the cubic fit to the expected number of nearby zero halite opponents assuming uniformly distributed opponent ships. That means my agent is technically a machine learning approach too :-D</text:p>
          <text:p text:style-name="P7"/>
        </text:list-item>
        <text:list-item>
          <text:p text:style-name="P9">Opponent ship boxing in<text:line-break/><text:span text:style-name="T9">I use a very similar optimal tactic as the team of Kha Vo (</text:span><text:a xlink:type="simple" xlink:href="https://www.kaggle.com/c/halite/discussion/183312" text:style-name="Internet_20_link" text:visited-style-name="Visited_20_Internet_20_Link"><text:span text:style-name="T9">https://www.kaggle.com/c/halite/discussion/183312</text:span></text:a><text:span text:style-name="T9">). The main difference is that I also box in with &lt; 4 ships if I am confident I can predict the next opponent action. It is important to remember which ships you are attacking between steps to make sure an attack is successful. <text:s/>Additionally, I add some smart rules to prefer to attack with ships that don’t cover the likely escape direction of the opponent when I don’t have 5 ships next to the opponent to make the kill.</text:span></text:p>
        </text:list-item>
      </text:list>
      <text:p text:style-name="P6"/>
      <text:list xml:id="list54621004803157" text:continue-numbering="true" text:style-name="L2">
        <text:list-item>
          <text:p text:style-name="P7">Base attack</text:p>
          <text:p text:style-name="P26">The base attack logic is probably not the most important component but it may very well be the most fun to work on. I make sure to coordinate base attacks so that my ships sequentially run into an opponent base. Opponents are targeted when they have a base that is too close to one of mine (exponentially decreasing score function) or whenever the “<text:span text:style-name="T2">ballistic mode” </text:span>is triggered. I decide to go ballistic on an opponent during a close fight for first place (the third is far behind) or during a close fight for second place. I additionally go ballistic on the second ranked agent at the half way point after step 300 when I am winning massively. I hereby apologise for turning your likely second places into a fourth place but it was too much fun not to implement. <text:span text:style-name="T10">Just know that I didn’t start this aggression :-) (next bullet)</text:span></text:p>
        </text:list-item>
      </text:list>
      <text:p text:style-name="P6"/>
      <text:list xml:id="list54622313560295" text:continue-numbering="true" text:style-name="L2">
        <text:list-item>
          <text:p text:style-name="P8">Opponent hunting.</text:p>
          <text:p text:style-name="P27">After rising to the top mid-way the competition, my agent was then completely destroyed by mzotkiew and the subsequent agents that got inspired by his extremely powerful hunting strategy. At that point I gave up on the peaceful mining approach and decided to imitate and try to improve on his strategy. <text:line-break/>Essentially, zero halite ships move towards the nearest non zero halite ship when there is a chance of getting to the ship before it can get to one of their bases. Additionally, I decide to prefer a specific opponent if it is a close contender for the first position.<text:line-break/>When an opponent has no valid escape directions, I try to attack the likely next squares (except when it would likely get me killed soon after, see later). <text:line-break/>In order to get to a state where the opponent has no valid escape squares, one should <text:span text:style-name="T11">typically first get </text:span>to a state where the opponent only <text:span text:style-name="T11">has</text:span> one valid escape square. <text:span text:style-name="T11">I have several rules that address these scenarios and carefully wait or move towards the likely next position.<text:line-break/>Once I have an opponent that only has one valid escape direction, I will next select a ship to </text:span><text:soft-page-break/><text:span text:style-name="T11">the closest possible intersection, assuming that the opponent will keep moving along their only valid escape direction (I will keep chasing them)</text:span></text:p>
          <text:p text:style-name="P8"/>
        </text:list-item>
        <text:list-item>
          <text:p text:style-name="P7">Rescue missions</text:p>
          <text:p text:style-name="P28">This is also loosely inspired by <text:span text:style-name="T10">mzotkiew’</text:span>s earlier work. Whenever I have a ship that is boxed in by an opponent or is chased, and has no clear path to safety, it calls for help. My zero halite ships then try to move towards the ship and escort it to safety. This logic is very involved and is not something you should mention on your resume.</text:p>
        </text:list-item>
      </text:list>
      <text:p text:style-name="P4"/>
      <text:p text:style-name="P1"><text:span text:style-name="Strong_20_Emphasis"><text:span text:style-name="T1">Curated list of low level features</text:span></text:span></text:p>
      <text:p text:style-name="P6">In my opinion, the most solid part of the agent is the low level <text:span text:style-name="T2">logic: the combination of many, many carefully combined heuristics in combination with learning the opponent behavior wherever possible in order to obtain a dynamic and opponent specific strategy</text:span>.</text:p>
      <text:p text:style-name="P6"/>
      <text:list xml:id="list54620451330914" text:continue-numbering="true" text:style-name="L2">
        <text:list-item>
          <text:p text:style-name="P12">Opponent zero halite model</text:p>
        </text:list-item>
      </text:list>
      <text:p text:style-name="P13"><text:tab/><text:span text:style-name="T12">I infer the opponent zero halite strategy in case of risky moves and distinguish three types: two zero halite ships are at a distance of 2 – does the opponent move towards my agent (type 1)? At a distance of 1: does the opponent dare to stay at a distance of 1 (type 2). Does the opponent dare to attack my zero halite ship (type 3). Crucially, the move data is ignored if the opponent has no valid alternative safe actions. I model this behavior for moves that are close to a base and are away from a base. This results in 6 values where I take the last N (120) risky moves into account. Initially, I assume some number of risky moves for each of these 6 scenarios which are first overwritten with actual observations before filling up the most recent buffer of N risky moves. Whenever the behavior risk score M(risky moves)/N(possible risky moves) away from the base is larger than the one close to the base, I use the risk score away from the base (an aggressive opponent away from a base is likely to be aggressive next to a base). These risk scores are used in the ship score calculation: if an opponent is always conservative, I will ignore it for zero halite ship collisions. The <text:s text:c="2"/>magnitude of the risk is used at various places to reduce the probability of mutual ship loss. </text:span></text:p>
      <text:p text:style-name="P13"/>
      <text:list xml:id="list54621857965094" text:continue-numbering="true" text:style-name="L2">
        <text:list-item>
          <text:p text:style-name="P12">Opponent conversion model</text:p>
          <text:p text:style-name="P29">I infer the conversion threshold for opponent ships that are boxed in. It is used to determine what ships to attack near my bases and when to break off an attack if I don’t mind the conversion. I also use it to make sure I attack a threatening base at the step it is created to avoid a harder kill in subsequent steps</text:p>
        </text:list-item>
        <text:list-item>
          <text:p text:style-name="P7"><text:span text:style-name="T13">1-step, 2-step and </text:span>N-step bad actions </text:p>
          <text:p text:style-name="P30">In the computation of ship scores, I set the target scores of bad actions to a very low value to make sure they don’t get selected in the planning stage. Hereby there is a hierarchy of badness under assumed optimal opponent play: </text:p>
          <text:list>
            <text:list-item>
              <text:p text:style-name="P30">1 step: if I take this action, I can lose the ship if the opponent takes some action</text:p>
            </text:list-item>
            <text:list-item>
              <text:p text:style-name="P30">2 step: under optimal opponent play, my ship would have no valid escape path in the next step</text:p>
            </text:list-item>
            <text:list-item>
              <text:p text:style-name="P30">n step: I am surrounded by opponents in all directions or have no safe path home. In this scenario I compute a risk score as a function of the number and distance of threats and mark an action as bad if it exceeds some dynamic threshold (function of game step and number of lost ships). If there are several N-step bad actions: limit the choice to the least bad ones</text:p>
            </text:list-item>
          </text:list>
        </text:list-item>
      </text:list>
      <text:p text:style-name="P6"/>
      <text:list xml:id="list54622025005668" text:continue-numbering="true" text:style-name="L2">
        <text:list-item>
          <text:p text:style-name="P7">Chase detection</text:p>
          <text:p text:style-name="P30">I model what ships are chased by what opponents and use that to extrapolate when I am either boxed in or am almost boxed in. This in combination with rescue missions was key to beat the strong Optimus Mine benchmark (see below).</text:p>
        </text:list-item>
        <text:list-item>
          <text:p text:style-name="P7">Cycle detection</text:p>
          <text:p text:style-name="P31"><text:soft-page-break/>When the nearby ships are stuck in a loop, I extrapolate the loop and plan with the extrapolated positions</text:p>
        </text:list-item>
        <text:list-item>
          <text:p text:style-name="P7">Safe collect squares</text:p>
          <text:p text:style-name="P31">Whenever (the distance to the nearest base + 1e-6(collect_rate*halite at square + halite on board)) &lt; min(opponent distance + 1e-6*halite: always assume it is safe to collect and adjust ship scores accordingly</text:p>
        </text:list-item>
        <text:list-item>
          <text:p text:style-name="P27">Initial halite collect override near base</text:p>
          <text:p text:style-name="P31">When it first turned out to be a close battle for first with convexOptimization, I realized that their collect strategy was miles ahead of mine, especially early on in the game. I now decrease the collect scores for nearby base squares to -infinity for the first N spawned ships and further incentivize them to steal halite off the opponent’s quadrants and boundary of the influence sphere.</text:p>
        </text:list-item>
        <text:list-item>
          <text:p text:style-name="P7">Avoid attack squares</text:p>
          <text:p text:style-name="P31">When I have no rescue ships available and when it does not concern an opponent I should always attack, I decide not to attack a possible escape square for an opponent</text:p>
        </text:list-item>
        <text:list-item>
          <text:p text:style-name="P3">Escape square selection</text:p>
          <text:p text:style-name="P31">When boxed in, I have extensive logic in the third logic component (ship plan to low level actions) to avoid or postpone the destruction of one of my ships. I factor in likely opponent moves and likely escape paths as well as the current score.</text:p>
        </text:list-item>
      </text:list>
      <text:p text:style-name="P1"><text:span text:style-name="Strong_20_Emphasis"><text:span text:style-name="T1"/></text:span></text:p>
      <text:p text:style-name="P1"><text:span text:style-name="Strong_20_Emphasis"><text:span text:style-name="T1">Code</text:span></text:span></text:p>
      <text:p text:style-name="P10">The attached file contains the code exactly as submitted to the platform for what currently seems to be <text:span text:style-name="T2">one of </text:span>my star agent<text:span text:style-name="T2">s</text:span>. <text:span text:style-name="T14">It sums up to a total of over 11,000 highly scrutinized lines of code. </text:span>The agent was submitted on the last day of the competition and sits at an ELO of 15<text:span text:style-name="T7">44</text:span> at the time of this writing. I am not proud of the many shortcuts and would especially encourage <text:span text:style-name="T2">you </text:span>to <text:span text:style-name="T2">show mercy when going through the “rescue mission” section.</text:span></text:p>
      <text:p text:style-name="P10"><text:span text:style-name="T2">I am very curious to find out if you can detect any flaws. Maybe we can collectively further improve our mining strategy so we are maximally prepared for the arrival of ali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10:10:36.729731629</meta:creation-date>
    <meta:generator>LibreOffice/6.0.7.3$Linux_X86_64 LibreOffice_project/00m0$Build-3</meta:generator>
    <dc:date>2020-09-17T05:46:20.323598226</dc:date>
    <meta:editing-duration>P4DT6H27M5S</meta:editing-duration>
    <meta:editing-cycles>9</meta:editing-cycles>
    <meta:document-statistic meta:table-count="0" meta:image-count="0" meta:object-count="0" meta:page-count="5" meta:paragraph-count="68" meta:word-count="2734" meta:character-count="15553" meta:non-whitespace-character-count="12912"/>
  </office:meta>
</office:document-meta>
</file>